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2704" officeooo:paragraph-rsid="001d2704"/>
    </style:style>
    <style:style style:name="P2" style:family="paragraph" style:parent-style-name="Standard">
      <style:text-properties officeooo:rsid="001df321" officeooo:paragraph-rsid="001df321"/>
    </style:style>
    <style:style style:name="P3" style:family="paragraph" style:parent-style-name="Standard">
      <style:paragraph-properties fo:text-align="start" style:justify-single-word="false"/>
      <style:text-properties officeooo:rsid="001df321" officeooo:paragraph-rsid="001df321"/>
    </style:style>
    <style:style style:name="P4" style:family="paragraph" style:parent-style-name="Standard">
      <style:paragraph-properties fo:text-align="start" style:justify-single-word="false"/>
      <style:text-properties officeooo:rsid="001e7747" officeooo:paragraph-rsid="001e7747"/>
    </style:style>
    <style:style style:name="P5" style:family="paragraph" style:parent-style-name="Standard">
      <style:paragraph-properties fo:text-align="start" style:justify-single-word="false"/>
      <style:text-properties officeooo:rsid="001ef46e" officeooo:paragraph-rsid="001ef46e"/>
    </style:style>
    <style:style style:name="P6" style:family="paragraph" style:parent-style-name="Standard">
      <style:paragraph-properties fo:text-align="start" style:justify-single-word="false"/>
      <style:text-properties officeooo:paragraph-rsid="001f19a5"/>
    </style:style>
    <style:style style:name="P7" style:family="paragraph" style:parent-style-name="Standard">
      <style:paragraph-properties fo:text-align="start" style:justify-single-word="false"/>
      <style:text-properties officeooo:rsid="001f19a5" officeooo:paragraph-rsid="001f19a5"/>
    </style:style>
    <style:style style:name="P8" style:family="paragraph" style:parent-style-name="Standard">
      <style:paragraph-properties fo:text-align="start" style:justify-single-word="false"/>
      <style:text-properties officeooo:rsid="002097b0" officeooo:paragraph-rsid="002097b0"/>
    </style:style>
    <style:style style:name="P9" style:family="paragraph" style:parent-style-name="Standard">
      <style:paragraph-properties fo:text-align="start" style:justify-single-word="false"/>
      <style:text-properties officeooo:rsid="00226b92" officeooo:paragraph-rsid="00226b92"/>
    </style:style>
    <style:style style:name="P10" style:family="paragraph" style:parent-style-name="Standard">
      <style:paragraph-properties fo:text-align="start" style:justify-single-word="false"/>
      <style:text-properties officeooo:rsid="0023a6e5" officeooo:paragraph-rsid="0023a6e5"/>
    </style:style>
    <style:style style:name="T1" style:family="text">
      <style:text-properties officeooo:rsid="001df321"/>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background-color="#81d41a" loext:char-shading-value="0"/>
    </style:style>
    <style:style style:name="T5" style:family="text">
      <style:text-properties fo:background-color="#2a6099" loext:char-shading-value="0"/>
    </style:style>
    <style:style style:name="T6" style:family="text">
      <style:text-properties officeooo:rsid="001e7747"/>
    </style:style>
    <style:style style:name="T7" style:family="text">
      <style:text-properties officeooo:rsid="001ef46e"/>
    </style:style>
    <style:style style:name="T8" style:family="text">
      <style:text-properties officeooo:rsid="001f19a5"/>
    </style:style>
    <style:style style:name="T9" style:family="text">
      <style:text-properties fo:background-color="#00a933" loext:char-shading-value="0"/>
    </style:style>
    <style:style style:name="T10" style:family="text">
      <style:text-properties fo:background-color="#00a933" loext:char-shading-value="0"/>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s een lijn is y = mx+c</text:p>
      <text:p text:style-name="P1">waar y uw y is, m is uw slope verandering van x over verandering in y, en c is uw increase van het volgende punt?</text:p>
      <text:p text:style-name="P1"/>
      <text:p text:style-name="P1">bij een geqwone lijn, is de volgende pixel altijd xVOLGENT= xNU + 1, want je wilt naar de volgende pixel.</text:p>
      <text:p text:style-name="P1"/>
      <text:p text:style-name="P1">voor y, als de slope 0 is, blijft y gewoon gelijk, y VOLGENT kan ook yNU + 1 zijn voor de volgende - dit moet je beslissen.</text:p>
      <text:p text:style-name="P1"/>
      <text:p text:style-name="P1">dus moeten we y houden of y omhoogdoen met 1? hoe beslis je dit.</text:p>
      <text:p text:style-name="P1"/>
      <text:p text:style-name="P1">de beslissing van die y, is om te kiezen of we een pixel naar boven of op dezelfde pixel moeten blijven, de x gaat gewoon omhoog opd it moment want we hebben een lijn die gewoon naar rechts gaat.</text:p>
      <text:p text:style-name="P1"/>
      <text:p text:style-name="P1">uw actuele punt waar uw lijn zou getekent worden, met de float, heeft een punt. als je uit het midden van uw pixel een normale tekent recht op uw lijn de je wilt tekenen actueel, en berekent welke midden van welke pixel daar het dichtste tegen ligt, kies je de dichtsbijzijnde, dit is de pixel die je kiest.</text:p>
      <text:p text:style-name="P1"/>
      <text:p text:style-name="P1">het volgende exacte punt is altijd y = m(xNU + 1) +c</text:p>
      <text:p text:style-name="P1"/>
      <text:p text:style-name="P1">bereken dus nu eerst welke distance er kleiner is vanaf die perfecte pixel, dat is basically,</text:p>
      <text:p text:style-name="P1">d1 = y - y<text:span text:style-name="T1">k</text:span></text:p>
      <text:p text:style-name="P1">d2 = y<text:span text:style-name="T1">+1(het zit erboven) - y</text:span></text:p>
      <text:p text:style-name="P1"/>
      <text:p text:style-name="P2">if d1-d2 kleiner dan 0, y blijft</text:p>
      <text:p text:style-name="P2">if d1-2 groter dan 0, kies boven</text:p>
      <text:p text:style-name="P2"/>
      <text:p text:style-name="P2">d1-d2 = (m(xk + 1) + c -yk) - (yk+1 - (m(xk + 1) + c)</text:p>
      <text:p text:style-name="P2"><text:tab/>= <text:span text:style-name="T3">m(xk +1) </text:span><text:span text:style-name="T4">+c </text:span>-<text:span text:style-name="T5">yk</text:span> <text:span text:style-name="T5">- yk </text:span>- 1 + <text:span text:style-name="T3">m(xk +1) </text:span><text:span text:style-name="T4">+ c</text:span></text:p>
      <text:p text:style-name="P2"><text:span text:style-name="T4">(3 termen die telkens twee keer voorkomen.</text:span></text:p>
      <text:p text:style-name="P3"><text:tab/>= 2*m(xk +1) + 2*c - 2*yk -1</text:p>
      <text:p text:style-name="P3">remember m is hier verschil van y over verschil in x.<text:span text:style-name="T6">, zo'n division is basicallya ltijd een float, hoe ga je hier van weg</text:span></text:p>
      <text:p text:style-name="P4">je moet de denominator wegrekenen, door die maal het verschil in x te doen. (we vermenigvuldigen gewoon de hele expressie met dx.)</text:p>
      <text:p text:style-name="P4">dx*(d1-d2) = dx*(2*dy/dx*(xk + 1) - 2*yk + 2*c -1)</text:p>
      <text:p text:style-name="P4"><text:tab/>= 2*<text:span text:style-name="T7">dy</text:span>(xk+1) - 2*dx*yk + 2 *dx*c - dx</text:p>
      <text:p text:style-name="P5"><text:tab/>= 2*dy*xk + 2*dy - 2*dx*yk + 2 *dx*c - dx -&gt; in een variabele D, of Pk, of P, ....</text:p>
      <text:p text:style-name="P5"/>
      <text:p text:style-name="P7">vanaf hier mag je +2*dy +2*dx*c-dx weglaten omdat dit een constate is en altijd hetzelfde blijft ofzoiets</text:p>
      <text:p text:style-name="P7">je houdt dus</text:p>
      <text:p text:style-name="P6"><text:tab/><text:span text:style-name="T8">P </text:span>= 2*dy*xk - 2<text:span text:style-name="T8">*</text:span>dx<text:span text:style-name="T8">*yk over (+K) het andere deel dat weg gelaten werd. dit is uw beslissingsvariabele.</text:span></text:p>
      <text:p text:style-name="P7">vervolgens kan je hetzelfde doen voro de volgende P, dus Pnext</text:p>
      <text:p text:style-name="P7"><text:tab/>Pnext = 2*dy*xNEXT - 2*dx*yNEXT</text:p>
      <text:p text:style-name="P7">Pnext - P = <text:s text:c="2"/>(2*dy*xNEXT - 2*dx*yNEXT) - ( 2*dy*xk - 2*dx*yk)</text:p>
      <text:p text:style-name="P7"><text:tab/>= <text:span text:style-name="T10"><text:s/>2*dy</text:span>*xNEXT - <text:span text:style-name="T3">2*dx</text:span>*yNEXT - <text:s/><text:span text:style-name="T10">2*dy</text:span>*xk + <text:span text:style-name="T3">2*dx</text:span>*yk</text:p>
      <text:p text:style-name="P7"><text:tab/>= 2*dy(xNEXT - xk) - 2*dx(yNEXT -yk)</text:p>
      <text:p text:style-name="P8"><text:soft-page-break/>dus dit is het <text:span text:style-name="T11">verschil</text:span><text:span text:style-name="T12"> in de beslisngs variabele, van hoe je die zou moeten veranderen in de volgende iteratie, je doet het eigeniljk altijd - de vorige.</text:span></text:p>
      <text:p text:style-name="P8"><text:span text:style-name="T12">DUS</text:span></text:p>
      <text:p text:style-name="P8">pNEXT - pk = 2*dy(xNEXT - xk) - 2*dx(yNEXT - yk)</text:p>
      <text:p text:style-name="P8"/>
      <text:p text:style-name="P8">waneer je zegt next X dan is het altijd gewoon de volgende pixel, dus increment met 1 xNext = x + 1</text:p>
      <text:p text:style-name="P8">bij y next blijf je ofwel opdezelfde y of y+1 dus dit moet je beslissen. - decision variable zegt wat dit moet zijn dus.</text:p>
      <text:p text:style-name="P8"/>
      <text:p text:style-name="P8"><text:span text:style-name="T3">if pNEXT -pk kleiner dan 0,</text:span> blijf dan op dezelfde yk (hier doe je dus geen increment op y)</text:p>
      <text:p text:style-name="P8"><text:tab/>pNEXT = pk + 2*dy(xk+1-xk) - 2*dx(yk-yk)</text:p>
      <text:p text:style-name="P8"><text:tab/>dus</text:p>
      <text:p text:style-name="P8"><text:tab/>pNEXT = pk +2*dy </text:p>
      <text:p text:style-name="P8"><text:span text:style-name="T3">if pNEXT - pk groter dan of equal 0 </text:span>dan: (hier doe je wel een increment op y)</text:p>
      <text:p text:style-name="P8"><text:tab/>pNEXT = pk + 2*dy - 2*dx</text:p>
      <text:p text:style-name="P8"/>
      <text:p text:style-name="P8">pNEXT kanje dan scrhijven als pk+1</text:p>
      <text:p text:style-name="P8"/>
      <text:p text:style-name="P9">nu nog P initialiseren natuurlijk:</text:p>
      <text:p text:style-name="P9">dus weer</text:p>
      <text:p text:style-name="P9">pk = 2*dy*xk - 2*dx*yk + 2*dy + 2*dx*c - dx</text:p>
      <text:p text:style-name="P9">-&gt;</text:p>
      <text:p text:style-name="P9">p1 = 2*dy*x1 - 2*dx*y1 + 2*dy+2*dx*c - dx</text:p>
      <text:p text:style-name="P9">de lijnvergelijking etrug : y = mx+c, dus y1 = mx1 + c</text:p>
      <text:p text:style-name="P9">c = y1-dy/dx*x1</text:p>
      <text:p text:style-name="P9">we vullen nu c in</text:p>
      <text:p text:style-name="P9">p1 = 2*dy*x1 - 2*dx*y1 + 2*dy+2*dx*(y1-dy/dx*x1) - dx</text:p>
      <text:p text:style-name="P9">p1 = <text:span text:style-name="T3">2*dy*x1</text:span><text:span text:style-name="T10"> - 2*dx*y1</text:span> + 2*dy+<text:span text:style-name="T10">2*dx*y1</text:span><text:span text:style-name="T3">- 2*dy*x1</text:span> - dx</text:p>
      <text:p text:style-name="P9">p1 = 2*dy - dx</text:p>
      <text:p text:style-name="P10">het belangrijkste punt hier is dat we de volledige formule moeten gebruiken (+ de constante gedeelte dus).</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0T12:13:14.634806085</meta:creation-date>
    <dc:date>2026-02-20T15:09:03.283067375</dc:date>
    <meta:editing-duration>PT48M55S</meta:editing-duration>
    <meta:editing-cycles>3</meta:editing-cycles>
    <meta:generator>LibreOffice/24.2.7.2$Linux_X86_64 LibreOffice_project/420$Build-2</meta:generator>
    <meta:document-statistic meta:table-count="0" meta:image-count="0" meta:object-count="0" meta:page-count="2" meta:paragraph-count="54" meta:word-count="694" meta:character-count="3380" meta:non-whitespace-character-count="2723"/>
  </office:meta>
</office:document-meta>
</file>